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15"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2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style:style style:name="T17" style:family="text">
      <style:text-properties officeooo:rsid="0024e3ed"/>
    </style:style>
    <style:style style:name="T18" style:family="text">
      <style:text-properties officeooo:rsid="00284195"/>
    </style:style>
    <style:style style:name="T19" style:family="text">
      <style:text-properties officeooo:rsid="0029a62e"/>
    </style:style>
    <style:style style:name="T20" style:family="text">
      <style:text-properties officeooo:rsid="002a599b"/>
    </style:style>
    <style:style style:name="T21" style:family="text">
      <style:text-properties officeooo:rsid="002c2e96"/>
    </style:style>
    <style:style style:name="T22" style:family="text">
      <style:text-properties officeooo:rsid="002ce0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1">HBS Proxy</text:p>
      <text:p text:style-name="P21">Entwickeln einer Serversoftware zur Reservierung von Hotelzimmern</text:p>
      <text:p text:style-name="P21"/>
      <text:p text:style-name="P21">Abgabetermin 27.05.2016</text:p>
      <text:p text:style-name="P21"/>
      <text:p text:style-name="P21">Prüfungsbewerber:</text:p>
      <text:p text:style-name="P21">Jan Erik Helmle</text:p>
      <text:p text:style-name="P21">Maybachufer 6</text:p>
      <text:p text:style-name="P21">12047 Berlin</text:p>
      <text:p text:style-name="P21"/>
      <text:p text:style-name="P21">Ausbildungsbetrieb:</text:p>
      <text:p text:style-name="P21">mobile-ad-media GmbH</text:p>
      <text:p text:style-name="P21">Scheringstrasse 2</text:p>
      <text:p text:style-name="P21">13355 Berlin</text:p>
      <text:p text:style-name="P21"/>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9">2.<text:tab/>Projektplanung</text:p>
      <text:p text:style-name="P19"><text:tab/>2.1<text:tab/><text:span text:style-name="T16">Soll Konzept</text:span></text:p>
      <text:p text:style-name="P19"><text:span text:style-name="T16"><text:tab/>2.2<text:tab/>Projektphasen und Zeitplanung<text:tab/></text:span></text:p>
      <text:p text:style-name="P23">3.<text:tab/>Analysephase</text:p>
      <text:p text:style-name="P23"><text:span text:style-name="T20"><text:tab/>3.1<text:tab/>Analyse des grafischen Entwurfs</text:span></text:p>
      <text:p text:style-name="P23"><text:span text:style-name="T20"><text:tab/>3.2<text:tab/>Ermittlung der beteiligten Entitäten</text:span></text:p>
      <text:p text:style-name="P23"><text:span text:style-name="T21"><text:tab/>3.3<text:tab/>Ermittlung der Beziehungen der Entitäten</text:span></text:p>
      <text:p text:style-name="P23"><text:tab/><text:span text:style-name="T21">3.4<text:tab/>Analyse des Dialogs zwischen Proxy und App</text:span></text:p>
      <text:p text:style-name="P23">4.<text:tab/>Entwurfsphase</text:p>
      <text:p text:style-name="P23"><text:span text:style-name="T22"><text:tab/>4.1<text:tab/>Erstellung des UML – Sequenzdiagramms</text:span></text:p>
      <text:p text:style-name="P23"><text:tab/><text:span text:style-name="T22">4.2<text:tab/>Erstellen des </text:span></text:p>
      <text:p text:style-name="P23">5.<text:tab/>Realisierungsphase</text:p>
      <text:p text:style-name="P23"/>
      <text:p text:style-name="P23">6.<text:tab/>Qualitästsmanagement</text:p>
      <text:p text:style-name="P23"/>
      <text:p text:style-name="P23"><text:span text:style-name="T19">7.</text:span><text:tab/><text:span text:style-name="T19">Projektergebnisse</text:span></text:p>
      <text:p text:style-name="P23"/>
      <text:p text:style-name="P23"><text:tab/></text:p>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8">1.4<text:tab/>Projektschnittstellen</text:p>
      <text:p text:style-name="P18"/>
      <text:p text:style-name="P12">1.<text:span text:style-name="T14">5</text:span><text:tab/>Projektbegründung</text:p>
      <text:p text:style-name="P15">Die MAM möchte künftig Hotels als Kunden gewinnen und <text:span text:style-name="T12">eine individualisierte Buchungsapp zur Verfügung stellen. Die Geschäftsleitung der MAM erwartet auf diesem Gebiet ein </text:span></text:p>
      <text:p text:style-name="P12"/>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20">1.7<text:tab/>Projektbeteiligte Personen</text:p>
      <text:p text:style-name="P14"/>
      <text:p text:style-name="P16"><text:soft-page-break/>2.<text:tab/>Projektplanung</text:p>
      <text:p text:style-name="P16">2.1<text:tab/><text:span text:style-name="T17">Soll Konzept</text:span></text:p>
      <text:p text:style-name="P22">Nach Abschluss des Teilprojekts ist das Übertragungsprotokoll zwischen Proxy und App <text:span text:style-name="T18">definiert worden und steht als Webservice seitens des Proxy zur Verfügung. </text:span><text:s text:c="3"/></text:p>
      <text:p text:style-name="P17">2.2<text:tab/>Projektphasen und <text:span text:style-name="T13">Zeitplanung</text:span></text:p>
      <text:p text:style-name="P9"/>
      <text:p text:style-name="P24">3.<text:tab/>Analysephase</text:p>
      <text:p text:style-name="P24"/>
      <text:p text:style-name="P24">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22S</meta:editing-duration>
    <meta:editing-cycles>38</meta:editing-cycles>
    <meta:generator>LibreOffice/5.1.2.2$Windows_x86 LibreOffice_project/d3bf12ecb743fc0d20e0be0c58ca359301eb705f</meta:generator>
    <dc:date>2016-05-20T16:39:59.746000000</dc:date>
    <meta:document-statistic meta:table-count="0" meta:image-count="0" meta:object-count="0" meta:page-count="4" meta:paragraph-count="61" meta:word-count="413" meta:character-count="3332" meta:non-whitespace-character-count="2951"/>
    <meta:user-defined meta:name="Info 1"/>
    <meta:user-defined meta:name="Info 2"/>
    <meta:user-defined meta:name="Info 3"/>
    <meta:user-defined meta:name="Info 4"/>
  </office:meta>
</office:document-meta>
</file>